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0465" officeooo:paragraph-rsid="000c0465"/>
    </style:style>
    <style:style style:name="P2" style:family="paragraph" style:parent-style-name="Standard">
      <style:text-properties officeooo:rsid="000d1570" officeooo:paragraph-rsid="000d1570"/>
    </style:style>
    <style:style style:name="P3" style:family="paragraph" style:parent-style-name="Table_20_Contents">
      <style:text-properties fo:font-weight="bold" officeooo:rsid="000d1570" officeooo:paragraph-rsid="000d1570" style:font-weight-asian="bold" style:font-weight-complex="bold"/>
    </style:style>
    <style:style style:name="P4" style:family="paragraph" style:parent-style-name="Table_20_Contents">
      <style:text-properties fo:font-weight="bold" officeooo:rsid="000df400" officeooo:paragraph-rsid="000df400" style:font-weight-asian="bold" style:font-weight-complex="bold"/>
    </style:style>
    <style:style style:name="P5" style:family="paragraph" style:parent-style-name="Table_20_Contents">
      <style:text-properties fo:font-weight="bold" officeooo:rsid="000e4011" officeooo:paragraph-rsid="000e4011" style:font-weight-asian="bold" style:font-weight-complex="bold"/>
    </style:style>
    <style:style style:name="P6" style:family="paragraph" style:parent-style-name="Table_20_Contents">
      <style:text-properties fo:font-weight="bold" officeooo:rsid="000eab48" officeooo:paragraph-rsid="000eab48" style:font-weight-asian="bold" style:font-weight-complex="bold"/>
    </style:style>
    <style:style style:name="P7" style:family="paragraph" style:parent-style-name="Table_20_Contents" style:list-style-name="L3">
      <style:text-properties fo:font-weight="normal" officeooo:rsid="000d1570" officeooo:paragraph-rsid="000d1570" style:font-weight-asian="normal" style:font-weight-complex="normal"/>
    </style:style>
    <style:style style:name="P8" style:family="paragraph" style:parent-style-name="Table_20_Contents" style:list-style-name="L5">
      <style:text-properties fo:font-weight="normal" officeooo:rsid="000df400" officeooo:paragraph-rsid="000df400" style:font-weight-asian="normal" style:font-weight-complex="normal"/>
    </style:style>
    <style:style style:name="P9" style:family="paragraph" style:parent-style-name="Table_20_Contents" style:list-style-name="L7">
      <style:text-properties fo:font-weight="normal" officeooo:rsid="000e4011" officeooo:paragraph-rsid="000e4011" style:font-weight-asian="normal" style:font-weight-complex="normal"/>
    </style:style>
    <style:style style:name="P10" style:family="paragraph" style:parent-style-name="Table_20_Contents" style:list-style-name="L9">
      <style:text-properties fo:font-weight="normal" officeooo:rsid="000f6cac" officeooo:paragraph-rsid="000f6cac" style:font-weight-asian="normal" style:font-weight-complex="normal"/>
    </style:style>
    <style:style style:name="P11" style:family="paragraph" style:parent-style-name="Table_20_Contents">
      <style:text-properties officeooo:rsid="000d1570" officeooo:paragraph-rsid="000d1570"/>
    </style:style>
    <style:style style:name="P12" style:family="paragraph" style:parent-style-name="Table_20_Contents" style:list-style-name="L2">
      <style:text-properties officeooo:rsid="000d1570" officeooo:paragraph-rsid="000d1570"/>
    </style:style>
    <style:style style:name="P13" style:family="paragraph" style:parent-style-name="Table_20_Contents" style:list-style-name="L2">
      <style:text-properties officeooo:paragraph-rsid="000d1570"/>
    </style:style>
    <style:style style:name="P14" style:family="paragraph" style:parent-style-name="Table_20_Contents">
      <style:text-properties officeooo:rsid="000df400" officeooo:paragraph-rsid="000df400"/>
    </style:style>
    <style:style style:name="P15" style:family="paragraph" style:parent-style-name="Table_20_Contents" style:list-style-name="L4">
      <style:text-properties officeooo:rsid="000df400" officeooo:paragraph-rsid="000df400"/>
    </style:style>
    <style:style style:name="P16" style:family="paragraph" style:parent-style-name="Table_20_Contents">
      <style:text-properties officeooo:rsid="000e4011" officeooo:paragraph-rsid="000e4011"/>
    </style:style>
    <style:style style:name="P17" style:family="paragraph" style:parent-style-name="Table_20_Contents" style:list-style-name="L6">
      <style:text-properties officeooo:rsid="000e4011" officeooo:paragraph-rsid="000e4011"/>
    </style:style>
    <style:style style:name="P18" style:family="paragraph" style:parent-style-name="Table_20_Contents">
      <style:text-properties officeooo:rsid="000eab48" officeooo:paragraph-rsid="000eab48"/>
    </style:style>
    <style:style style:name="P19" style:family="paragraph" style:parent-style-name="Table_20_Contents" style:list-style-name="L8">
      <style:text-properties officeooo:rsid="000eab48" officeooo:paragraph-rsid="000eab48"/>
    </style:style>
    <style:style style:name="P20" style:family="paragraph" style:parent-style-name="Table_20_Contents">
      <style:text-properties officeooo:rsid="000f6cac" officeooo:paragraph-rsid="000f6cac"/>
    </style:style>
    <style:style style:name="P21" style:family="paragraph" style:parent-style-name="Table_20_Contents" style:list-style-name="L10">
      <style:text-properties officeooo:rsid="000f6cac" officeooo:paragraph-rsid="000f6cac"/>
    </style:style>
    <style:style style:name="T1" style:family="text">
      <style:text-properties officeooo:rsid="000d157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0d15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st squares solvers overview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ib name and website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11">DLIB (http://dlib.net/)</text:p>
          </table:table-cell>
          <table:table-cell table:style-name="Table1.B2" office:value-type="string">
            <text:list xml:id="list6525564483347766023" text:style-name="L2">
              <text:list-item>
                <text:p text:style-name="P12">Large library with many topics. (Image processing, statistics, machine learning etc.)</text:p>
              </text:list-item>
              <text:list-item>
                <text:p text:style-name="P13"><text:span text:style-name="T1">Provides two solver objects for nonlinear least squares problems. (</text:span><text:span text:style-name="T2">Levenberg-Marquardt </text:span><text:span text:style-name="T3">or Levenberg-Marquardt+quasi-newton hybrid)</text:span></text:p>
              </text:list-item>
            </text:list>
            <text:p text:style-name="P3">Issues:</text:p>
            <text:list xml:id="list2428199848373159115" text:style-name="L3">
              <text:list-item>
                <text:p text:style-name="P7">No constraints on algorithms</text:p>
              </text:list-item>
              <text:list-item>
                <text:p text:style-name="P7">Generation of data needed before optimization.</text:p>
              </text:list-item>
            </text:list>
          </table:table-cell>
        </table:table-row>
        <table:table-row>
          <table:table-cell table:style-name="Table1.A2" office:value-type="string">
            <text:p text:style-name="P14">Eigen (http://eigen.tuxfamily.org/)</text:p>
          </table:table-cell>
          <table:table-cell table:style-name="Table1.B2" office:value-type="string">
            <text:list xml:id="list723188320826738751" text:style-name="L4">
              <text:list-item>
                <text:p text:style-name="P15">Powerfu linear algebra related library.</text:p>
              </text:list-item>
              <text:list-item>
                <text:p text:style-name="P15">No installation needed (only header files)</text:p>
              </text:list-item>
            </text:list>
            <text:p text:style-name="P4">Issues:</text:p>
            <text:list xml:id="list6346429558435209480" text:style-name="L5">
              <text:list-item>
                <text:p text:style-name="P8">Least squares solver only covers linear case.</text:p>
              </text:list-item>
            </text:list>
          </table:table-cell>
        </table:table-row>
        <table:table-row>
          <table:table-cell table:style-name="Table1.A2" office:value-type="string">
            <text:p text:style-name="P16">Ceres solver(http://ceres-solver.org)</text:p>
          </table:table-cell>
          <table:table-cell table:style-name="Table1.B2" office:value-type="string">
            <text:list xml:id="list1436286553827644268" text:style-name="L6">
              <text:list-item>
                <text:p text:style-name="P17">Powerful library created especially for modelling and optimisation problems.</text:p>
              </text:list-item>
              <text:list-item>
                <text:p text:style-name="P17">Provides a number of good algorithms to solve nonlinear least squares problems.</text:p>
              </text:list-item>
            </text:list>
            <text:p text:style-name="P5">Issues:</text:p>
            <text:list xml:id="list3783816792133782610" text:style-name="L7">
              <text:list-item>
                <text:p text:style-name="P9">As of the beginning of this study, stability issues with contstrained least squares solvers. https://github.com/ceres-solver/ceres-solver/issues/187</text:p>
              </text:list-item>
            </text:list>
          </table:table-cell>
        </table:table-row>
        <table:table-row>
          <table:table-cell table:style-name="Table1.A2" office:value-type="string">
            <text:p text:style-name="P18">GNU/GSL(https://www.gnu.org/software/gsl)</text:p>
          </table:table-cell>
          <table:table-cell table:style-name="Table1.B2" office:value-type="string">
            <text:list xml:id="list2171908340254183211" text:style-name="L8">
              <text:list-item>
                <text:p text:style-name="P19">Scientific library by GNU. Covers a lot of areas.</text:p>
              </text:list-item>
              <text:list-item>
                <text:p text:style-name="P19">Very efficient implementation of algorithms.</text:p>
              </text:list-item>
              <text:list-item>
                <text:p text:style-name="P19">Provides only trust region (no line search) type nonlinear least squares solvers.</text:p>
              </text:list-item>
            </text:list>
            <text:p text:style-name="P6">Issues:</text:p>
            <text:list xml:id="list5390806699610156297" text:style-name="L9">
              <text:list-item>
                <text:p text:style-name="P10">A lot of extras.</text:p>
              </text:list-item>
              <text:list-item>
                <text:p text:style-name="P10">More difficult to use.</text:p>
              </text:list-item>
              <text:list-item>
                <text:p text:style-name="P10">If ALGLIB fails in later stage, this should be the fallback choice.</text:p>
              </text:list-item>
            </text:list>
          </table:table-cell>
        </table:table-row>
        <table:table-row>
          <table:table-cell table:style-name="Table1.A2" office:value-type="string">
            <text:p text:style-name="P20">ALGLIB(http://www.alglib.net/)</text:p>
          </table:table-cell>
          <table:table-cell table:style-name="Table1.B2" office:value-type="string">
            <text:list xml:id="list3493851001306755816" text:style-name="L10">
              <text:list-item>
                <text:p text:style-name="P21">Efficient numerical analysis library.</text:p>
              </text:list-item>
              <text:list-item>
                <text:p text:style-name="P21">Easy to include into c++ project: only headers are needed.</text:p>
              </text:list-item>
              <text:list-item>
                <text:p text:style-name="P21">Constrained least square solver options.</text:p>
              </text:list-item>
              <text:list-item>
                <text:p text:style-name="P21">License allows scientific publications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38:19.326897227</meta:creation-date>
    <dc:date>2018-01-07T12:52:52.140108091</dc:date>
    <meta:editing-duration>PT34M11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98" meta:character-count="1446" meta:non-whitespace-character-count="1300"/>
  </office:meta>
</office:document-meta>
</file>